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4" style:family="paragraph" style:parent-style-name="Preformatted_20_Text">
      <style:paragraph-properties fo:margin-top="0in" fo:margin-bottom="0.1965in" loext:contextual-spacing="false" fo:orphans="2" fo:widows="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1: Implement a blocking queue?</text:p>
      <text:p text:style-name="P1">A blocking queue is a queue that blocks when you try to dequeue from it and the queue is empty, or if you try to enqueue items to it and the queue is already full. A thread trying to dequeue from an empty queue is blocked until some other thread inserts an item into the queue. A thread trying to enqueue an item in a full queue is blocked until some other thread makes space in the queue, either by dequeuing one or more items or clearing the queue completely.</text:p>
      <text:p text:style-name="P2"/>
      <text:p text:style-name="P1">Hint: Use synchronize, wait() and notifyAll()</text:p>
      <text:p text:style-name="P2"/>
      <text:p text:style-name="P1">Q2: Implement a thread pool?</text:p>
      <text:p text:style-name="P1">Thread Pools are useful when you need to limit the number of threads running in your application at the same time. There is a performance overhead associated with starting a new thread, and each thread is also allocated some memory for its stack etc. Instead of starting a new thread for every task to execute concurrently, the task can be passed to a thread pool. As soon as the pool has any idle threads the task is assigned to one of them and executed. Internally the tasks are inserted into a Blocking Queue which the threads in the pool are dequeuing from. When a new task is inserted into the queue one of the idle threads will dequeue it successfully and execute it. The rest of the idle threads in the pool will be blocked waiting to dequeue tasks.</text:p>
      <text:p text:style-name="P2"/>
      <text:p text:style-name="P1">Q3. </text:p>
      <text:p text:style-name="P2"/>
      <text:p text:style-name="P4"/>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2-23T19:38:19.650000000</dc:date>
    <dc:creator>Ankita Khot</dc:creator>
    <meta:editing-duration>PT4S</meta:editing-duration>
    <meta:editing-cycles>1</meta:editing-cycles>
    <meta:document-statistic meta:table-count="0" meta:image-count="0" meta:object-count="0" meta:page-count="1" meta:paragraph-count="7" meta:word-count="246" meta:character-count="1326" meta:non-whitespace-character-count="1084"/>
  </office:meta>
</office:document-meta>
</file>